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text-properties style:text-underline-style="solid" style:text-underline-width="auto" style:text-underline-color="font-color"/>
    </style:style>
    <style:style style:name="P4" style:family="paragraph" style:parent-style-name="Standard">
      <style:paragraph-properties fo:text-align="start" style:justify-single-word="false"/>
      <style:text-properties style:text-underline-style="solid" style:text-underline-width="auto" style:text-underline-color="font-color"/>
    </style:style>
    <style:style style:name="P5" style:family="paragraph" style:parent-style-name="Standard">
      <style:paragraph-properties fo:text-align="start" style:justify-single-word="false"/>
      <style:text-properties style:text-underline-style="none"/>
    </style:style>
    <style:style style:name="P6" style:family="paragraph" style:parent-style-name="Standard">
      <style:paragraph-properties fo:text-align="start" style:justify-single-word="false"/>
      <style:text-properties style:text-underline-style="none"/>
    </style:style>
    <style:style style:name="P7" style:family="paragraph" style:parent-style-name="Standard">
      <style:paragraph-properties fo:text-align="start" style:justify-single-word="false"/>
      <style:text-properties style:text-underline-style="solid" style:text-underline-width="auto" style:text-underline-color="font-color"/>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3">Le métabolisme lipidique.</text:p>
      <text:p text:style-name="P1"/>
      <text:p text:style-name="P4">1-Triglycérides et phospholipides:</text:p>
      <text:p text:style-name="P2"/>
      <text:p text:style-name="P2">Le catabolisme des tryglicéride c'est un processus appelée la lipolyse. Elle se déroule quand les réserves en glucides sont épuisées. Les adiposide ont en réserve le tryglycérides, elle est activé par le glucagon,</text:p>
      <text:p text:style-name="P2"/>
      <text:p text:style-name="P4">2/Anabolisme:</text:p>
      <text:p text:style-name="P4"/>
      <text:p text:style-name="P2">C'est un processus que l'on appelle la glycogénése. Il y a 3 vois possibles à partir d'un acide gras 3 acides gas pour on tryglyre l'acide co a synthétase et trois ATP ce qui libère 3 ppi. </text:p>
      <text:p text:style-name="P2"/>
      <text:p text:style-name="P4">1.2/Les Triglycérines:</text:p>
      <text:p text:style-name="P2"/>
      <text:p text:style-name="P2">Molécule formée d'un tryglicérol sur les deux przmiers crabone on trouve des acides gras et sur le troisième un groupemenr phosphate estérifié par une fonction alcool.</text:p>
      <text:p text:style-name="P2"/>
      <text:p text:style-name="P4">1.2.1/Catabolisme: la lipolyse.</text:p>
      <text:p text:style-name="P4"/>
      <text:p text:style-name="P5">Hydrolyse assurée par des phospholipase, il en existe différentes sortes, ces 4 phospholipase vont estérifier à des endroits bien précis. Il y a deux voies possibles pour former les glycérophospholipide cela va dépendre de l'alcool qui sera greffer si amino acool (sérine, colline) se sera la voie du CDP alcool si c'est un autre alcool se sera un CDP-DG</text:p>
      <text:p text:style-name="P5"/>
      <text:p text:style-name="P5">1.3/Les Sphingolipides:</text:p>
      <text:p text:style-name="P5"/>
      <text:p text:style-name="P5">1.3.1/Les catabolismes:</text:p>
      <text:p text:style-name="P5"/>
      <text:p text:style-name="P5">Le catabolimse ressemble à celui des phospholipides, on va retrouver les mêmes phosphoplipases. Les produits finaux sont les même acide gras.</text:p>
      <text:p text:style-name="P5"/>
      <text:p text:style-name="P5"/>
      <text:p text:style-name="P5">II/Les acides gras:</text:p>
      <text:p text:style-name="P5"/>
      <text:p text:style-name="P5">1/Catabolisme= la béta oxydation</text:p>
      <text:p text:style-name="P5"/>
      <text:p text:style-name="P5">C'est un processus qui va permettre de dégrader un acide gras totalement en acétyl co A. Dans u premier temps la réaction va etre activer comme pour les sphingolipides, il va etre activer en acyl co A</text:p>
      <text:p text:style-name="P5"/>
      <text:p text:style-name="P5">1</text:p>
      <text:p text:style-name="P5"/>
      <text:p text:style-name="P5">Cette réaction se fait dans dans le cytoplasme des cellules. Alors que les réaction de la béta oxydation se fait dans la mitochondrie (dans la matrice mitochondriale, il y a donc des navettes).</text:p>
      <text:p text:style-name="P5"/>
      <text:p text:style-name="P5">2</text:p>
      <text:p text:style-name="P5"/>
      <text:p text:style-name="P5">Le cycle est une succésion de béta oxydation qui va permettre de dégrader. A chaque spire on a les 4 réaction de la béta oxydation le nombre de tours correspondant au nombre de carbone. Pour <text:soft-page-break/>dégrader compléteùment un acide gras en acétyl co a il faudra (n/2)-1tours pour le dégrader complétement. C16=7 tours d'hélices.</text:p>
      <text:p text:style-name="P5"/>
      <text:p text:style-name="P5"/>
      <text:p text:style-name="P4">1.1.1/Les acides gras saturés:</text:p>
      <text:p text:style-name="P5"/>
      <text:p text:style-name="P4">2.2/L'anabolisme:</text:p>
      <text:p text:style-name="P5"/>
      <text:p text:style-name="P5"><text:s/>Il peut se faire dans trois compartiments différents, le premeier c'est le cytoplasme, dans le cytoplasme ne esera fabriquer que des acides gras saturés ayants au maximum 16 carbones. Pour les acides gras plus long l'élongation se fera dans la mitochondrie. En ce qui concerne les insaturé (ajout d'un double liaison) cela se fera dans le reticulum endoplasmique. Les principales cellules qui fabriquent des acides gras sont les cellules du foie et cellules adipeuse et parfois celles des glandes mammaires. Pour fabriquer de l'acide palmitique à 16 carbones il va falloir 8 acétyl Coa, le cycle est répété 7 fois. On va donc consommer 7 ATP et 14 NADPH,H+. c'est un bilan énergétqiue important beaucoup d'énergie consommée.L'élongation va se faire par le même processus dans la mitochondrie. La cellule a besoin d'acides gras insaturés, fabriqués dans le RE. Pour ajouter une double liaison des complexes appelés <text:span text:style-name="T1">deltaX desaturases </text:span>vont intervenir. Chacun de ces complexes enzymatiques rajoute une double liaison a une position particulière le delta et son chiffre indique la position de la double liaison.</text:p>
      <text:p text:style-name="P5"/>
      <text:p text:style-name="P5"/>
      <text:p text:style-name="P5"/>
      <text:p text:style-name="P5"/>
      <text:p text:style-name="P5"/>
      <text:p text:style-name="P5"/>
      <text:p text:style-name="P5"/>
      <text:p text:style-name="P5"/>
      <text:p text:style-name="P5"/>
      <text:p text:style-name="P5"/>
      <text:p text:style-name="P5"/>
      <text:p text:style-name="P5">3/Les corps cétoniques:</text:p>
      <text:p text:style-name="P5"/>
      <text:p text:style-name="P5">3.1/Anabolisme: la cétogénése</text:p>
      <text:p text:style-name="P5"/>
      <text:p text:style-name="P5">C'est la production des corps cétoniques, elle ne se déroule que dans des cas bien partyiculier dans trois cas particulier essentiellement cas pathologiques le troisième cas qui est plus fréquent c'est en cas de jeune prolongé plus de 18 jours. Quand les réserves lipidiques diminue on va détourner certains métabolisme pour fabriquer du glucose. En détournant ces métabolisme l'acétyl co a va s'accumuler dans les cellules, cette accumulation d'acétyl co a aboutit a la synthèse de ces corps cétoniques. L'acétyl co a ne peut s'accumuler dans une cellule. Les corps cétonique passe dans le sang et sont éliminé par l'urine et les voix respiratoire pour l'acétone qui est très volatil. Le corps essaye de préserver le coeur et le cerveau se sont les deux seul organe qui peuvent utiliser les corps cétoniques cmme source d'énergie. On va se retrouver dans une situation ou il y a uara trop de corps cétonique, acidoacétose qui fait baisser le pH du sang et qui peut amener à la mort;</text:p>
      <text:p text:style-name="P5"/>
      <text:p text:style-name="P5">3.2/Les catabolisme: la cétolyse</text:p>
      <text:p text:style-name="P5"/>
      <text:p text:style-name="P5"/>
      <text:p text:style-name="P5">4/Le cholestérol:</text:p>
      <text:p text:style-name="P5"/>
      <text:p text:style-name="P5">Le cholestérol ets fabrqiuer à partir 'd'aacétyl coA il faut 3 lolécules d'acétyl co A. Pour fabriquer du <text:soft-page-break/>cholestérol il faut du NADPh, H+ ce derbier intervient 2 fois. On passe par un intermédiare une molécule à 30 carbones alors que le cholestérol n'en contient que 27.</text:p>
      <text:p text:style-name="P5"/>
      <text:p text:style-name="P5"/>
      <text:p text:style-name="P5"><text:s/></text:p>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in margier</meta:initial-creator>
    <meta:creation-date>2011-05-09T09:18:05</meta:creation-date>
    <dc:date>2011-05-16T17:31:28</dc:date>
    <dc:creator>robin margier</dc:creator>
    <meta:editing-duration>PT02H52M49S</meta:editing-duration>
    <meta:editing-cycles>4</meta:editing-cycles>
    <meta:generator>OpenOffice.org/3.2$Unix OpenOffice.org_project/320m18$Build-9502</meta:generator>
    <meta:document-statistic meta:table-count="0" meta:image-count="0" meta:object-count="0" meta:page-count="3" meta:paragraph-count="29" meta:word-count="730" meta:character-count="4511"/>
  </office:meta>
</office:document-meta>
</file>